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Helvetica Neue', Helvetica, Arial, sans-serif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110f2f" officeooo:paragraph-rsid="00110f2f" style:font-weight-asian="bold" style:font-weight-complex="bold"/>
    </style:style>
    <style:style style:name="P2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5f5f5" fo:padding="0.238cm" fo:border="0.06pt solid #cccccc"/>
      <style:text-properties fo:font-variant="normal" fo:text-transform="none" fo:color="#333333" style:font-name="monospace" fo:font-size="9.75pt" fo:letter-spacing="normal" fo:font-style="normal" fo:font-weight="normal"/>
    </style:style>
    <style:style style:name="P3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orphans="2" fo:widows="2" fo:background-color="#f5f5f5" fo:padding="0.238cm" fo:border="0.06pt solid #cccccc"/>
      <style:text-properties fo:font-variant="normal" fo:text-transform="none" fo:color="#333333" fo:letter-spacing="normal"/>
    </style:style>
    <style:style style:name="P4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orphans="2" fo:widows="2" fo:background-color="#f5f5f5" fo:padding="0.238cm" fo:border="0.06pt solid #cccccc"/>
      <style:text-properties fo:font-variant="normal" fo:text-transform="none" fo:color="#666666" style:font-name="monospace" fo:font-size="9.75pt" fo:letter-spacing="normal" fo:font-style="italic" fo:font-weight="normal"/>
    </style:style>
    <style:style style:name="P5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orphans="2" fo:widows="2" fo:background-color="#f5f5f5" fo:padding="0.238cm" fo:border="0.06pt solid #cccccc"/>
      <style:text-properties fo:font-variant="normal" fo:text-transform="none" fo:color="#009900" style:font-name="monospace" fo:font-size="9.75pt" fo:letter-spacing="normal" fo:font-style="normal" fo:font-weight="normal"/>
    </style:style>
    <style:style style:name="P6" style:family="paragraph" style:parent-style-name="Standard">
      <style:text-properties style:font-name="Noto Sans CJK SC" fo:font-size="12pt" officeooo:rsid="0010de8a" officeooo:paragraph-rsid="0010de8a" style:font-name-asian="Noto Sans CJK SC" style:font-size-asian="12pt" style:font-size-complex="12pt"/>
    </style:style>
    <style:style style:name="P7" style:family="paragraph" style:parent-style-name="Preformatted_20_Text">
      <style:text-properties fo:color="#000000" style:font-name="Noto Sans CJK SC" fo:font-size="12pt" fo:font-weight="normal" officeooo:rsid="00122ee6" officeooo:paragraph-rsid="00110f2f" style:font-name-asian="Noto Sans CJK SC" style:font-size-asian="12pt" style:font-weight-asian="normal" style:font-size-complex="12pt" style:font-weight-complex="normal"/>
    </style:style>
    <style:style style:name="T1" style:family="text">
      <style:text-properties fo:color="#000000" fo:font-weight="bold"/>
    </style:style>
    <style:style style:name="T2" style:family="text">
      <style:text-properties fo:color="#000000" style:font-name="monospace" fo:font-size="9.75pt" fo:font-style="normal" fo:font-weight="bold"/>
    </style:style>
    <style:style style:name="T3" style:family="text">
      <style:text-properties fo:color="#009900"/>
    </style:style>
    <style:style style:name="T4" style:family="text">
      <style:text-properties fo:color="#009900" style:font-name="monospace" fo:font-size="9.75pt" fo:font-style="normal" fo:font-weight="normal"/>
    </style:style>
    <style:style style:name="T5" style:family="text">
      <style:text-properties style:font-name="monospace" fo:font-size="9.75pt" fo:font-style="normal" fo:font-weight="normal"/>
    </style:style>
    <style:style style:name="T6" style:family="text">
      <style:text-properties fo:color="#000066" style:font-name="monospace" fo:font-size="9.75pt" fo:font-style="normal" fo:font-weight="bold"/>
    </style:style>
    <style:style style:name="T7" style:family="text">
      <style:text-properties fo:color="#000066" fo:font-weight="bold"/>
    </style:style>
    <style:style style:name="T8" style:family="text">
      <style:text-properties fo:color="#003399" style:font-name="monospace" fo:font-size="9.75pt" fo:font-style="normal" fo:font-weight="normal"/>
    </style:style>
    <style:style style:name="T9" style:family="text">
      <style:text-properties fo:color="#339933" style:font-name="monospace" fo:font-size="9.75pt" fo:font-style="normal" fo:font-weight="normal"/>
    </style:style>
    <style:style style:name="T10" style:family="text">
      <style:text-properties fo:color="#006633" style:font-name="monospace" fo:font-size="9.75pt" fo:font-style="normal" fo:font-weight="normal"/>
    </style:style>
    <style:style style:name="T11" style:family="text">
      <style:text-properties fo:color="#666666" style:font-name="monospace" fo:font-size="9.75pt" fo:font-style="italic" fo:font-weight="normal"/>
    </style:style>
    <style:style style:name="T12" style:family="text">
      <style:text-properties fo:color="#666666" style:font-name-asian="monospace" style:font-size-asian="9.75pt" style:font-style-asian="italic" style:font-weight-asian="normal"/>
    </style:style>
    <style:style style:name="T13" style:family="text">
      <style:text-properties fo:color="#cc66cc" style:font-name="monospace" fo:font-size="9.75pt" fo:font-style="normal" fo:font-weight="normal"/>
    </style:style>
    <style:style style:name="T14" style:family="text">
      <style:text-properties fo:color="#0000ff" style:font-name="monospace" fo:font-size="9.75pt" fo:font-style="normal" fo:font-weight="normal"/>
    </style:style>
    <style:style style:name="T15" style:family="text">
      <style:text-properties officeooo:rsid="00122e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5">1、</text:span>PIE模型例</text:p>
      <text:p text:style-name="P2"><text:span text:style-name="T1">public</text:span> <text:span text:style-name="T1">class</text:span> user <text:span text:style-name="T3">{</text:span></text:p>
      <text:p text:style-name="P3"><text:s text:c="4"/><text:span text:style-name="T2">public</text:span><text:span text:style-name="T5"> </text:span><text:span text:style-name="T2">static</text:span><text:span text:style-name="T5"> </text:span><text:span text:style-name="T6">void</text:span><text:span text:style-name="T5"> main</text:span><text:span text:style-name="T4">(</text:span><text:span text:style-name="T8">String</text:span><text:span text:style-name="T4">[]</text:span><text:span text:style-name="T5"> args</text:span><text:span text:style-name="T4">)</text:span><text:span text:style-name="T5"> </text:span><text:span text:style-name="T4">{</text:span></text:p>
      <text:p text:style-name="P3"><text:s text:c="8"/><text:span text:style-name="T5">Scanner input </text:span><text:span text:style-name="T9">=</text:span><text:span text:style-name="T5"> </text:span><text:span text:style-name="T2">new</text:span><text:span text:style-name="T5"> Scanner</text:span><text:span text:style-name="T4">(</text:span><text:span text:style-name="T8">System</text:span><text:span text:style-name="T5">.</text:span><text:span text:style-name="T10">in</text:span><text:span text:style-name="T4">)</text:span><text:span text:style-name="T9">;</text:span></text:p>
      <text:p text:style-name="P3"><text:s text:c="8"/><text:span text:style-name="T8">String</text:span><text:span text:style-name="T5"> str </text:span><text:span text:style-name="T9">=</text:span><text:span text:style-name="T5"> </text:span><text:span text:style-name="T6">null</text:span><text:span text:style-name="T9">;</text:span></text:p>
      <text:p text:style-name="P3"><text:s text:c="8"/><text:span text:style-name="T5">str </text:span><text:span text:style-name="T9">=</text:span><text:span text:style-name="T5"> input.</text:span><text:span text:style-name="T10">nextLine</text:span><text:span text:style-name="T4">()</text:span><text:span text:style-name="T9">;</text:span></text:p>
      <text:p text:style-name="P3"><text:s text:c="8"/><text:span text:style-name="T6">int</text:span><text:span text:style-name="T5"> num </text:span><text:span text:style-name="T9">=</text:span><text:span text:style-name="T5"> search</text:span><text:span text:style-name="T4">(</text:span><text:span text:style-name="T5">str</text:span><text:span text:style-name="T4">)</text:span><text:span text:style-name="T9">;</text:span></text:p>
      <text:p text:style-name="P3"><text:s text:c="8"/><text:span text:style-name="T8">System</text:span><text:span text:style-name="T5">.</text:span><text:span text:style-name="T10">out</text:span><text:span text:style-name="T5">.</text:span><text:span text:style-name="T10">println</text:span><text:span text:style-name="T4">(</text:span><text:span text:style-name="T5">num</text:span><text:span text:style-name="T4">)</text:span><text:span text:style-name="T9">;</text:span></text:p>
      <text:p text:style-name="P3"> </text:p>
      <text:p text:style-name="P3"><text:s text:c="8"/><text:span text:style-name="T11">//1</text:span><text:span text:style-name="T12">、触发了</text:span><text:span text:style-name="T11">fault</text:span><text:span text:style-name="T12">但是没有触发</text:span><text:span text:style-name="T11">error</text:span></text:p>
      <text:p text:style-name="P4">// <text:s text:c="7"/>str = "pictures";</text:p>
      <text:p text:style-name="P3"><text:s text:c="8"/><text:span text:style-name="T11">//2</text:span><text:span text:style-name="T12">、触发了</text:span><text:span text:style-name="T11">error</text:span><text:span text:style-name="T12">但是没有触发</text:span><text:span text:style-name="T11">failure</text:span></text:p>
      <text:p text:style-name="P4">// <text:s text:c="7"/>str = "we are cuger";</text:p>
      <text:p text:style-name="P3"><text:s text:c="8"/><text:span text:style-name="T11">//3</text:span><text:span text:style-name="T12">、</text:span><text:span text:style-name="T11">failure</text:span></text:p>
      <text:p text:style-name="P4">// <text:s text:c="6"/>str="s and cug"</text:p>
      <text:p text:style-name="P3"><text:s text:c="4"/><text:span text:style-name="T4">}</text:span></text:p>
      <text:p text:style-name="P3"> </text:p>
      <text:p text:style-name="P3"><text:s text:c="4"/><text:span text:style-name="T2">private</text:span><text:span text:style-name="T5"> </text:span><text:span text:style-name="T2">static</text:span><text:span text:style-name="T5"> </text:span><text:span text:style-name="T6">int</text:span><text:span text:style-name="T5"> search</text:span><text:span text:style-name="T4">(</text:span><text:span text:style-name="T8">String</text:span><text:span text:style-name="T5"> str</text:span><text:span text:style-name="T4">)</text:span><text:span text:style-name="T5"> </text:span><text:span text:style-name="T4">{</text:span></text:p>
      <text:p text:style-name="P3"><text:s text:c="8"/><text:span text:style-name="T2">for</text:span><text:span text:style-name="T5"> </text:span><text:span text:style-name="T4">(</text:span><text:span text:style-name="T6">int</text:span><text:span text:style-name="T5"> i </text:span><text:span text:style-name="T9">=</text:span><text:span text:style-name="T5"> str.</text:span><text:span text:style-name="T10">length</text:span><text:span text:style-name="T4">()</text:span><text:span text:style-name="T5"> </text:span><text:span text:style-name="T9">-</text:span><text:span text:style-name="T5"> </text:span><text:span text:style-name="T13">1</text:span><text:span text:style-name="T9">;</text:span><text:span text:style-name="T5"> i </text:span><text:span text:style-name="T9">&gt;</text:span><text:span text:style-name="T5"> </text:span><text:span text:style-name="T13">0</text:span><text:span text:style-name="T9">;</text:span><text:span text:style-name="T5"> i</text:span><text:span text:style-name="T9">--</text:span><text:span text:style-name="T4">)</text:span><text:span text:style-name="T5"> </text:span><text:span text:style-name="T4">{</text:span></text:p>
      <text:p text:style-name="P3"><text:s text:c="12"/><text:span text:style-name="T2">if</text:span><text:span text:style-name="T5"> </text:span><text:span text:style-name="T4">(</text:span><text:span text:style-name="T5">str.</text:span><text:span text:style-name="T10">charAt</text:span><text:span text:style-name="T4">(</text:span><text:span text:style-name="T5">i</text:span><text:span text:style-name="T4">)</text:span><text:span text:style-name="T5"> </text:span><text:span text:style-name="T9">==</text:span><text:span text:style-name="T5"> </text:span><text:span text:style-name="T14">'s'</text:span><text:span text:style-name="T4">)</text:span><text:span text:style-name="T5"> </text:span><text:span text:style-name="T4">{</text:span></text:p>
      <text:p text:style-name="P3"><text:s text:c="16"/><text:span text:style-name="T2">return</text:span><text:span text:style-name="T5"> i</text:span><text:span text:style-name="T9">;</text:span></text:p>
      <text:p text:style-name="P3"><text:s text:c="12"/><text:span text:style-name="T4">}</text:span></text:p>
      <text:p text:style-name="P3"><text:s text:c="8"/><text:span text:style-name="T4">}</text:span></text:p>
      <text:p text:style-name="P3"><text:s text:c="8"/><text:span text:style-name="T2">return</text:span><text:span text:style-name="T5"> </text:span><text:span text:style-name="T9">-</text:span><text:span text:style-name="T13">1</text:span><text:span text:style-name="T9">;</text:span></text:p>
      <text:p text:style-name="P3"><text:s text:c="4"/><text:span text:style-name="T4">}</text:span></text:p>
      <text:p text:style-name="P5">}</text:p>
      <text:p text:style-name="P7">2、 修改下面面的程序, 使之在任任何测试用例下都都没有 fault。</text:p>
      <text:p text:style-name="P2"><text:span text:style-name="T7">int</text:span> max <text:span text:style-name="T3">(</text:span> <text:span text:style-name="T7">int</text:span> x, <text:span text:style-name="T7">int</text:span> y<text:span text:style-name="T3">)</text:span></text:p>
      <text:p text:style-name="P5">{</text:p>
      <text:p text:style-name="P3"><text:s text:c="4"/><text:span text:style-name="T6">int</text:span><text:span text:style-name="T5"> mx </text:span><text:span text:style-name="T9">=</text:span><text:span text:style-name="T5"> x</text:span><text:span text:style-name="T9">;</text:span></text:p>
      <text:p text:style-name="P3"><text:soft-page-break/><text:s text:c="4"/><text:span text:style-name="T2">if</text:span><text:span text:style-name="T5"> </text:span><text:span text:style-name="T4">(</text:span><text:span text:style-name="T5">x </text:span><text:span text:style-name="T9">&lt;</text:span><text:span text:style-name="T5"> y</text:span><text:span text:style-name="T4">)</text:span></text:p>
      <text:p text:style-name="P3"><text:s text:c="8"/><text:span text:style-name="T4">{</text:span></text:p>
      <text:p text:style-name="P3"><text:s text:c="6"/><text:span text:style-name="T5">mx </text:span><text:span text:style-name="T9">=</text:span><text:span text:style-name="T5"> y</text:span><text:span text:style-name="T9">;</text:span></text:p>
      <text:p text:style-name="P3"><text:s text:c="8"/><text:span text:style-name="T4">}</text:span></text:p>
      <text:p text:style-name="P3"><text:s text:c="4"/><text:span text:style-name="T2">return</text:span><text:span text:style-name="T5"> mx</text:span><text:span text:style-name="T9">;</text:span></text:p>
      <text:p text:style-name="P5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Helvetica Neue', Helvetica, Arial, sans-serif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1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1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2T16:28:14.504359229</meta:creation-date>
    <dc:date>2021-09-02T16:46:03.087586507</dc:date>
    <meta:editing-duration>PT6M3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161" meta:character-count="748" meta:non-whitespace-character-count="477"/>
  </office:meta>
</office:document-meta>
</file>